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Assignment 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Problems from the text 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1) <text:s/>For each function f(n) and time t in the following table, determine the largest size n of a problem that can be solved in time t,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<text:s/>assuming that the algorithm to solve the problem takes f(n) microseconds.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9" office:value-type="string" calcext:value-type="string">
            <text:p>1 second</text:p>
          </table:table-cell>
          <table:table-cell table:style-name="ce9" office:value-type="string" calcext:value-type="string">
            <text:p>1 minute</text:p>
          </table:table-cell>
          <table:table-cell table:style-name="ce9" office:value-type="string" calcext:value-type="string">
            <text:p>1 hour</text:p>
          </table:table-cell>
          <table:table-cell table:style-name="ce9" office:value-type="string" calcext:value-type="string">
            <text:p>1 day</text:p>
          </table:table-cell>
          <table:table-cell table:style-name="ce9" office:value-type="string" calcext:value-type="string">
            <text:p>1 month</text:p>
          </table:table-cell>
          <table:table-cell table:style-name="ce9" office:value-type="string" calcext:value-type="string">
            <text:p>1 year</text:p>
          </table:table-cell>
          <table:table-cell table:style-name="ce13" office:value-type="string" calcext:value-type="string">
            <text:p>1 century</text:p>
          </table:table-cell>
        </table:table-row>
        <table:table-row table:style-name="ro2">
          <table:table-cell table:style-name="ce4" office:value-type="string" calcext:value-type="string">
            <text:p>lg n</text:p>
          </table:table-cell>
          <table:table-cell table:style-name="ce10" table:number-columns-repeated="6"/>
          <table:table-cell table:style-name="ce14"/>
        </table:table-row>
        <table:table-row table:style-name="ro2">
          <table:table-cell table:style-name="ce4" office:value-type="string" calcext:value-type="string">
            <text:p>sqrt n</text:p>
          </table:table-cell>
          <table:table-cell table:style-name="ce10" table:formula="of:=[.B11]*[.B11]" office:value-type="float" office:value="1000000000000" calcext:value-type="float">
            <text:p>1000000000000</text:p>
          </table:table-cell>
          <table:table-cell table:style-name="ce10" table:formula="of:=[.C11]*[.C11]" office:value-type="float" office:value="3.6E+015" calcext:value-type="float">
            <text:p>3600000000000000</text:p>
          </table:table-cell>
          <table:table-cell table:style-name="ce10" table:formula="of:=[.D11]*[.D11]" office:value-type="float" office:value="1.296E+019" calcext:value-type="float">
            <text:p>12960000000000000000</text:p>
          </table:table-cell>
          <table:table-cell table:style-name="ce10" table:formula="of:=[.E11]*[.E11]" office:value-type="float" office:value="7.46496E+021" calcext:value-type="float">
            <text:p>7464960000000000000000</text:p>
          </table:table-cell>
          <table:table-cell table:style-name="ce10" table:formula="of:=[.F11]*[.F11]" office:value-type="float" office:value="6.718464E+024" calcext:value-type="float">
            <text:p>6718464000000000000000000</text:p>
          </table:table-cell>
          <table:table-cell table:style-name="ce10" table:formula="of:=[.G11]*[.G11]" office:value-type="float" office:value="9.94519296E+026" calcext:value-type="float">
            <text:p>994519296000000000000000000</text:p>
          </table:table-cell>
          <table:table-cell table:style-name="ce10" table:formula="of:=[.H11]*[.H11]" office:value-type="float" office:value="9.94519296E+030" calcext:value-type="float">
            <text:p>9945192960000000000000000000000</text:p>
          </table:table-cell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10" table:formula="of:=1/0.000001" office:value-type="float" office:value="1000000" calcext:value-type="float">
            <text:p>1000000</text:p>
          </table:table-cell>
          <table:table-cell table:style-name="ce10" table:formula="of:=[.B11]*60" office:value-type="float" office:value="60000000" calcext:value-type="float">
            <text:p>60000000</text:p>
          </table:table-cell>
          <table:table-cell table:style-name="ce10" table:formula="of:=[.C11]*60" office:value-type="float" office:value="3600000000" calcext:value-type="float">
            <text:p>3600000000</text:p>
          </table:table-cell>
          <table:table-cell table:style-name="ce10" table:formula="of:=[.D11]*24" office:value-type="float" office:value="86400000000" calcext:value-type="float">
            <text:p>86400000000</text:p>
          </table:table-cell>
          <table:table-cell table:style-name="ce10" table:formula="of:=[.E11]*30" office:value-type="float" office:value="2592000000000" calcext:value-type="float">
            <text:p>2592000000000</text:p>
          </table:table-cell>
          <table:table-cell table:style-name="ce10" table:formula="of:=[.E11]*365" office:value-type="float" office:value="31536000000000" calcext:value-type="float">
            <text:p>31536000000000</text:p>
          </table:table-cell>
          <table:table-cell table:style-name="ce10" table:formula="of:=[.G11]*100" office:value-type="float" office:value="3.1536E+015" calcext:value-type="float">
            <text:p>3153600000000000</text:p>
          </table:table-cell>
        </table:table-row>
        <table:table-row table:style-name="ro2">
          <table:table-cell table:style-name="ce5" office:value-type="string" calcext:value-type="string">
            <text:p>n lg n</text:p>
          </table:table-cell>
          <table:table-cell table:style-name="ce10" table:number-columns-repeated="6"/>
          <table:table-cell table:style-name="ce14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10" table:formula="of:=SQRT([.B11])" office:value-type="float" office:value="1000" calcext:value-type="float">
            <text:p>1000</text:p>
          </table:table-cell>
          <table:table-cell table:style-name="ce10" table:formula="of:=SQRT([.C11])" office:value-type="float" office:value="7745.96669241483" calcext:value-type="float">
            <text:p>7745.9666924148</text:p>
          </table:table-cell>
          <table:table-cell table:style-name="ce10" table:formula="of:=SQRT([.D11])" office:value-type="float" office:value="60000" calcext:value-type="float">
            <text:p>60000</text:p>
          </table:table-cell>
          <table:table-cell table:style-name="ce10" table:formula="of:=SQRT([.E11])" office:value-type="float" office:value="293938.769133981" calcext:value-type="float">
            <text:p>293938.769133981</text:p>
          </table:table-cell>
          <table:table-cell table:style-name="ce10" table:formula="of:=SQRT([.F11])" office:value-type="float" office:value="1609968.94379985" calcext:value-type="float">
            <text:p>1609968.94379985</text:p>
          </table:table-cell>
          <table:table-cell table:style-name="ce10" table:formula="of:=SQRT([.G11])" office:value-type="float" office:value="5615692.29926284" calcext:value-type="float">
            <text:p>5615692.29926284</text:p>
          </table:table-cell>
          <table:table-cell table:style-name="ce10" table:formula="of:=SQRT([.H11])" office:value-type="float" office:value="56156922.9926284" calcext:value-type="float">
            <text:p>56156922.9926284</text:p>
          </table:table-cell>
        </table:table-row>
        <table:table-row table:style-name="ro2">
          <table:table-cell table:style-name="ce5" office:value-type="string" calcext:value-type="string">
            <text:p>n3</text:p>
          </table:table-cell>
          <table:table-cell table:style-name="ce10" table:formula="of:=[.B11]^(1/3)" office:value-type="float" office:value="100" calcext:value-type="float">
            <text:p>100</text:p>
          </table:table-cell>
          <table:table-cell table:style-name="ce10" table:formula="of:=[.C11]^(1/3)" office:value-type="float" office:value="391.486764116886" calcext:value-type="float">
            <text:p>391.4867641169</text:p>
          </table:table-cell>
          <table:table-cell table:style-name="ce10" table:formula="of:=[.D11]^(1/3)" office:value-type="float" office:value="1532.61886478711" calcext:value-type="float">
            <text:p>1532.6188647871</text:p>
          </table:table-cell>
          <table:table-cell table:style-name="ce10" table:formula="of:=[.E11]^(1/3)" office:value-type="float" office:value="4420.83779836846" calcext:value-type="float">
            <text:p>4420.8377983685</text:p>
          </table:table-cell>
          <table:table-cell table:style-name="ce10" table:formula="of:=[.F11]^(1/3)" office:value-type="float" office:value="13736.57091064" calcext:value-type="float">
            <text:p>13736.57091064</text:p>
          </table:table-cell>
          <table:table-cell table:style-name="ce10" table:formula="of:=[.G11]^(1/3)" office:value-type="float" office:value="31593.8245690286" calcext:value-type="float">
            <text:p>31593.8245690286</text:p>
          </table:table-cell>
          <table:table-cell table:style-name="ce10" table:formula="of:=[.H11]^(1/3)" office:value-type="float" office:value="146645.543330724" calcext:value-type="float">
            <text:p>146645.543330724</text:p>
          </table:table-cell>
        </table:table-row>
        <table:table-row table:style-name="ro2">
          <table:table-cell table:style-name="ce4" office:value-type="string" calcext:value-type="string">
            <text:p>2n</text:p>
          </table:table-cell>
          <table:table-cell table:style-name="ce10" table:number-columns-repeated="6"/>
          <table:table-cell table:style-name="ce14"/>
        </table:table-row>
        <table:table-row table:style-name="ro2">
          <table:table-cell table:style-name="ce6" office:value-type="string" calcext:value-type="string">
            <text:p>n!</text:p>
          </table:table-cell>
          <table:table-cell table:style-name="ce11" table:number-columns-repeated="6"/>
          <table:table-cell table:style-name="ce15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) Calculate the polynomial time for the Bubble Sort. <text:s/>Use a different constant for each operati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BUBBLESORT(A)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1 <text:s/>for i = 1 to A.length - 1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>
            <text:p>2 <text:s text:c="6"/>for j = Lengthen downto i + 1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3 <text:s text:c="11"/>if A[j] &lt; A[j - 1]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4 <text:s text:c="16"/>exchange A[j] with A[j - 1] 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3) Show that When |x| ≤ 1, we have the approxi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e^x = 1 + x + Θ(x^2).</text:p>
          </table:table-cell>
          <table:table-cell table:number-columns-repeated="6"/>
        </table:table-row>
      </table:table>
      <table:named-expressions>
        <table:named-range table:name="HTML_1" table:base-cell-address="$Sheet1.$A$1" table:cell-range-address=".$A$8:.$H$16"/>
        <table:named-range table:name="HTML_all" table:base-cell-address="$Sheet1.$A$1" table:cell-range-address=".$A$6:.$H$17"/>
        <table:named-range table:name="HTML_tables" table:base-cell-address="$Sheet1.$A$1" table:cell-range-address=".$A$6:.$A$6"/>
        <table:named-range table:name="HTML__nr-N47" table:base-cell-address="$Sheet1.$A$1" table:cell-range-address=".$A$8:.$H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7:26:26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8:06:07.956000000</dc:date>
    <meta:generator>LibreOffice/4.3.6.2$Windows_x86 LibreOffice_project/d50a87b2e514536ed401c18000dad4660b6a169e</meta:generator>
    <meta:editing-duration>PT6H41M15S</meta:editing-duration>
    <meta:editing-cycles>4</meta:editing-cycles>
    <meta:document-statistic meta:table-count="1" meta:cell-count="55" meta:object-count="0"/>
  </office:meta>
</office:document-meta>
</file>